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Transport.getTranspor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rTestTransport.executeInfoRequest( URI infoUrl ,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rTestTransport.isXhrStreaming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ransport.getConnectC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Transport.invo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rTestTransport.getTransport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Transport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rTestTransport.setStreamingDisabled( boolean streaming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rTestTransport.executeSendRequest( URI transportUrl , HttpHeaders headers , Text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Transport.connectAsync( TransportRequest request , WebSocke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Transport.TestTranspor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rTestTransport.XhrTestTranspor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ranspor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